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华文黑体 - Kelvin" svg:font-family="'华文黑体 - Kelvin'" style:font-adornments="标准" style:font-pitch="variable"/>
    <style:font-face style:name="华文黑体 - Kelvin1" svg:font-family="'华文黑体 - Kelvin'" style:font-adornments="粗体" style:font-pitch="variable"/>
    <style:font-face style:name="方正仿宋_GBK" svg:font-family="方正仿宋_GBK"/>
    <style:font-face style:name="方正仿宋_GBK1" svg:font-family="方正仿宋_GBK" style:font-adornments="标准" style:font-pitch="variable"/>
  </office:font-face-decls>
  <office:automatic-styles>
    <style:style style:name="P1" style:family="paragraph" style:parent-style-name="Heading_20_3">
      <style:text-properties officeooo:paragraph-rsid="0021063e"/>
    </style:style>
    <style:style style:name="P2" style:family="paragraph" style:parent-style-name="Text_20_body">
      <style:text-properties officeooo:paragraph-rsid="0021063e"/>
    </style:style>
    <style:style style:name="P3" style:family="paragraph" style:parent-style-name="Text_20_body">
      <style:text-properties style:font-name="方正仿宋_GBK" fo:font-weight="bold" officeooo:rsid="0021063e" officeooo:paragraph-rsid="0021063e" style:font-name-asian="方正仿宋_GBK1" style:font-weight-asian="bold" style:font-weight-complex="bold"/>
    </style:style>
    <style:style style:name="P4" style:family="paragraph" style:parent-style-name="Text_20_body">
      <style:text-properties officeooo:paragraph-rsid="0045fb1e"/>
    </style:style>
    <style:style style:name="P5" style:family="paragraph" style:parent-style-name="Text_20_body">
      <style:text-properties officeooo:paragraph-rsid="0044fc01"/>
    </style:style>
    <style:style style:name="P6" style:family="paragraph" style:parent-style-name="Text_20_body">
      <style:text-properties style:font-name="方正仿宋_GBK" fo:font-weight="bold" officeooo:rsid="003cabd3" officeooo:paragraph-rsid="0044fc01" style:font-name-asian="方正仿宋_GBK1" style:font-weight-asian="bold" style:font-weight-complex="bold"/>
    </style:style>
    <style:style style:name="P7" style:family="paragraph" style:parent-style-name="Text_20_body">
      <style:text-properties officeooo:paragraph-rsid="00435d40"/>
    </style:style>
    <style:style style:name="P8" style:family="paragraph" style:parent-style-name="Text_20_body">
      <style:text-properties style:font-name="方正仿宋_GBK" fo:font-weight="normal" officeooo:rsid="003cabd3" officeooo:paragraph-rsid="00435d40" style:font-name-asian="方正仿宋_GBK1" style:font-weight-asian="normal" style:font-weight-complex="normal"/>
    </style:style>
    <style:style style:name="P9" style:family="paragraph" style:parent-style-name="Text_20_body">
      <style:text-properties style:font-name="方正仿宋_GBK" fo:font-weight="bold" officeooo:rsid="003cabd3" officeooo:paragraph-rsid="00435d40" style:font-name-asian="方正仿宋_GBK1" style:font-weight-asian="bold" style:font-weight-complex="bold"/>
    </style:style>
    <style:style style:name="P10" style:family="paragraph" style:parent-style-name="Text_20_body_20_indent">
      <style:paragraph-properties fo:margin-left="0cm" fo:text-indent="0cm" style:auto-text-indent="false"/>
      <style:text-properties officeooo:paragraph-rsid="00210f9c"/>
    </style:style>
    <style:style style:name="P11" style:family="paragraph" style:parent-style-name="Text_20_body">
      <style:text-properties officeooo:rsid="00210f9c" officeooo:paragraph-rsid="00210f9c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normal" officeooo:rsid="0029e46b" officeooo:paragraph-rsid="0029e46b" style:font-weight-asian="normal" style:font-weight-complex="normal"/>
    </style:style>
    <style:style style:name="P14" style:family="paragraph" style:parent-style-name="Text_20_body">
      <style:text-properties fo:font-weight="normal" officeooo:rsid="0032aaa9" officeooo:paragraph-rsid="0032aaa9" style:font-weight-asian="normal" style:font-weight-complex="normal"/>
    </style:style>
    <style:style style:name="P15" style:family="paragraph" style:parent-style-name="Text_20_body">
      <style:text-properties fo:font-weight="normal" officeooo:rsid="0032aaa9" officeooo:paragraph-rsid="00435d40" style:font-weight-asian="normal" style:font-weight-complex="normal"/>
    </style:style>
    <style:style style:name="P16" style:family="paragraph" style:parent-style-name="Text_20_body">
      <style:text-properties officeooo:paragraph-rsid="0032aaa9"/>
    </style:style>
    <style:style style:name="P17" style:family="paragraph" style:parent-style-name="Text_20_body">
      <style:paragraph-properties fo:line-height="115%" fo:text-align="start" style:justify-single-word="false" style:writing-mode="lr-tb"/>
    </style:style>
    <style:style style:name="P18" style:family="paragraph" style:parent-style-name="Text_20_body">
      <style:text-properties style:font-name="Liberation Serif" fo:font-weight="normal" officeooo:rsid="0032aaa9" officeooo:paragraph-rsid="0032aaa9" style:font-weight-asian="normal" style:font-weight-complex="normal"/>
    </style:style>
    <style:style style:name="P19" style:family="paragraph" style:parent-style-name="Text_20_body">
      <style:text-properties fo:font-weight="bold" officeooo:rsid="0029317d" officeooo:paragraph-rsid="0029317d" style:font-weight-asian="bold" style:font-weight-complex="bold"/>
    </style:style>
    <style:style style:name="P20" style:family="paragraph" style:parent-style-name="Text_20_body">
      <style:text-properties fo:font-weight="normal" officeooo:rsid="0029317d" officeooo:paragraph-rsid="0029317d" style:font-weight-asian="normal" style:font-weight-complex="normal"/>
    </style:style>
    <style:style style:name="P21" style:family="paragraph" style:parent-style-name="Text_20_body">
      <style:text-properties fo:font-weight="normal" officeooo:rsid="0036233a" officeooo:paragraph-rsid="0036233a" style:font-weight-asian="normal" style:font-weight-complex="normal"/>
    </style:style>
    <style:style style:name="P22" style:family="paragraph" style:parent-style-name="Text_20_body">
      <style:text-properties fo:font-weight="bold" officeooo:rsid="0033c1e1" officeooo:paragraph-rsid="0033c1e1" style:font-weight-asian="bold" style:font-weight-complex="bold"/>
    </style:style>
    <style:style style:name="P23" style:family="paragraph" style:parent-style-name="Text_20_body">
      <style:text-properties fo:font-weight="normal" officeooo:rsid="0033c1e1" officeooo:paragraph-rsid="0033c1e1" style:font-weight-asian="normal" style:font-weight-complex="normal"/>
    </style:style>
    <style:style style:name="P24" style:family="paragraph" style:parent-style-name="Text_20_body">
      <style:text-properties fo:font-weight="bold" officeooo:rsid="003c5915" officeooo:paragraph-rsid="003c5915" style:font-weight-asian="bold" style:font-weight-complex="bold"/>
    </style:style>
    <style:style style:name="P25" style:family="paragraph" style:parent-style-name="Text_20_body">
      <style:text-properties fo:font-weight="normal" officeooo:rsid="003cabd3" officeooo:paragraph-rsid="003c5915" style:font-weight-asian="normal" style:font-weight-complex="normal"/>
    </style:style>
    <style:style style:name="P26" style:family="paragraph" style:parent-style-name="Text_20_body">
      <style:text-properties fo:font-weight="bold" officeooo:rsid="0044d7ca" officeooo:paragraph-rsid="0044d7ca" style:font-weight-asian="bold" style:font-weight-complex="bold"/>
    </style:style>
    <style:style style:name="P27" style:family="paragraph" style:parent-style-name="Text_20_body">
      <style:text-properties fo:font-weight="normal" officeooo:rsid="0044d7ca" officeooo:paragraph-rsid="0044d7ca" style:font-weight-asian="normal" style:font-weight-complex="normal"/>
    </style:style>
    <style:style style:name="T1" style:family="text">
      <style:text-properties officeooo:rsid="002106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方正仿宋_GBK" fo:font-weight="bold" officeooo:rsid="0021063e" style:font-name-asian="方正仿宋_GBK1" style:font-weight-asian="bold" style:font-weight-complex="bold"/>
    </style:style>
    <style:style style:name="T4" style:family="text">
      <style:text-properties officeooo:rsid="0029317d"/>
    </style:style>
    <style:style style:name="T5" style:family="text">
      <style:text-properties officeooo:rsid="0027efc7"/>
    </style:style>
    <style:style style:name="T6" style:family="text">
      <style:text-properties officeooo:rsid="0028729e"/>
    </style:style>
    <style:style style:name="T7" style:family="text">
      <style:text-properties officeooo:rsid="0045fb1e"/>
    </style:style>
    <style:style style:name="T8" style:family="text">
      <style:text-properties officeooo:rsid="0044fc01"/>
    </style:style>
    <style:style style:name="T9" style:family="text">
      <style:text-properties style:font-name="方正仿宋_GBK" fo:font-weight="bold" officeooo:rsid="003cabd3" style:font-name-asian="方正仿宋_GBK1" style:font-weight-asian="bold" style:font-weight-complex="bold"/>
    </style:style>
    <style:style style:name="T10" style:family="text">
      <style:text-properties style:font-name="方正仿宋_GBK" fo:font-weight="normal" officeooo:rsid="003cabd3" style:font-name-asian="方正仿宋_GBK1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23115"/>
    </style:style>
    <style:style style:name="T13" style:family="text">
      <style:text-properties officeooo:rsid="0046ee5c"/>
    </style:style>
    <style:style style:name="T14" style:family="text">
      <style:text-properties officeooo:rsid="0023329e"/>
    </style:style>
    <style:style style:name="T15" style:family="text">
      <style:text-properties officeooo:rsid="0024a61d"/>
    </style:style>
    <style:style style:name="T16" style:family="text">
      <style:text-properties officeooo:rsid="00435d40"/>
    </style:style>
    <style:style style:name="T17" style:family="text">
      <style:text-properties officeooo:rsid="0029e46b"/>
    </style:style>
    <style:style style:name="T18" style:family="text">
      <style:text-properties officeooo:rsid="0032266b"/>
    </style:style>
    <style:style style:name="T19" style:family="text">
      <style:text-properties officeooo:rsid="0038f906"/>
    </style:style>
    <style:style style:name="T20" style:family="text">
      <style:text-properties fo:font-weight="normal" officeooo:rsid="0032aaa9" style:font-weight-asian="normal" style:font-weight-complex="normal"/>
    </style:style>
    <style:style style:name="T21" style:family="text">
      <style:text-properties style:font-name="Liberation Serif" fo:font-weight="normal" style:font-weight-asian="normal" style:font-weight-complex="normal"/>
    </style:style>
    <style:style style:name="T22" style:family="text">
      <style:text-properties officeooo:rsid="0046f7d8"/>
    </style:style>
    <style:style style:name="T23" style:family="text">
      <style:text-properties officeooo:rsid="0033c1e1"/>
    </style:style>
    <style:style style:name="T24" style:family="text">
      <style:text-properties officeooo:rsid="0044803c"/>
    </style:style>
    <style:style style:name="T25" style:family="text">
      <style:text-properties officeooo:rsid="003a678e"/>
    </style:style>
    <style:style style:name="T26" style:family="text">
      <style:text-properties officeooo:rsid="003509e9"/>
    </style:style>
    <style:style style:name="T27" style:family="text">
      <style:text-properties fo:font-weight="normal" officeooo:rsid="003cabd3" style:font-weight-asian="normal" style:font-weight-complex="normal"/>
    </style:style>
    <style:style style:name="T28" style:family="text">
      <style:text-properties fo:font-weight="normal" officeooo:rsid="0036233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用例名称——参与互动</text:h>
      <text:h text:style-name="P1" text:outline-level="3"><text:span text:style-name="T1">1：</text:span>简要描述</text:h>
      <text:p text:style-name="Text_20_body"><text:tab/><text:span text:style-name="T2">参与者创建并且发送消息（文本、语音、表情）到聊天室，并且接收其他参与者的消息，发送和接收的消息会</text:span></text:p>
      <text:h text:style-name="Heading_20_3" text:outline-level="3">2：参与者</text:h>
      <text:p text:style-name="Text_20_body"><text:tab/><text:span text:style-name="T2">观众</text:span></text:p>
      <text:h text:style-name="Heading_20_3" text:outline-level="3">3：前置条件</text:h>
      <text:p text:style-name="P2"><text:tab/><text:span text:style-name="T3">·参与者必须加入到观影厅</text:span></text:p>
      <text:p text:style-name="P3"><text:tab/>·与观影厅之间的连接是有效的</text:p>
      <text:p text:style-name="P3"><text:tab/>·系统能够对消息进行处理</text:p>
      <text:p text:style-name="P3"><text:tab/>·必须能够使用发送消息“服务选项”（服务选项是可出现术语表之中的内容，这里暂且将其定义<text:tab/> <text:s/>为：参与者进入观影厅后，系统提供的可操作项，例如调节音量、清晰度等）</text:p>
      <text:h text:style-name="Heading_20_3" text:outline-level="3"><text:span text:style-name="T4">4</text:span><text:span text:style-name="T1">：</text:span>基本流</text:h>
      <text:p text:style-name="Text_20_body">{进入观影厅}</text:p>
      <text:p text:style-name="Text_20_body"><text:tab/><text:span text:style-name="T5">1：当参与者观众进入观影厅时，开始启动用例。</text:span></text:p>
      <text:p text:style-name="P4"><text:span text:style-name="T6"><text:tab/>2：系统展示观影厅中各种“服务选项”</text:span></text:p>
      <text:p text:style-name="Text_20_body">{等待事件}</text:p>
      <text:p text:style-name="Text_20_body"><text:tab/><text:span text:style-name="T7">3</text:span><text:span text:style-name="T8">：系统等待以下事件发生：</text:span></text:p>
      <text:p text:style-name="P5"><text:tab/><text:tab/><text:span text:style-name="T9">·</text:span><text:span text:style-name="T10">观众选择发送消息。</text:span></text:p>
      <text:p text:style-name="P6"><text:tab/><text:tab/>·<text:span text:style-name="T11">观众离开观影厅。</text:span></text:p>
      <text:p text:style-name="Text_20_body">{处理事件}</text:p>
      <text:p text:style-name="Text_20_body"><text:span text:style-name="T7"><text:tab/></text:span><text:span text:style-name="T12">4</text:span><text:span text:style-name="T7">：系统根据对应事件，执行对应流程：</text:span></text:p>
      <text:p text:style-name="Text_20_body"><text:tab/><text:tab/><text:span text:style-name="T2">·</text:span>观众选择发送消息，跳转至{发送信息}。</text:p>
      <text:p text:style-name="Text_20_body"><text:tab/><text:tab/><text:span text:style-name="T2">·</text:span>观众离开观影厅，跳转至{用例终止}。</text:p>
      <text:p text:style-name="P4">{发送消息}</text:p>
      <text:p text:style-name="Text_20_body"><text:tab/><text:span text:style-name="T13">5</text:span><text:span text:style-name="T12">：系统进入消息输入界面。</text:span></text:p>
      <text:p text:style-name="Text_20_body">{编辑消息}</text:p>
      <text:p text:style-name="Text_20_body"><text:tab/><text:span text:style-name="T13">6</text:span><text:span text:style-name="T12">：观众在消息输入框中编辑消息内容：</text:span></text:p>
      <text:p text:style-name="P7"><text:tab/><text:tab/><text:span text:style-name="T9">·</text:span><text:span text:style-name="T10">文本消息：直接输入。</text:span></text:p>
      <text:p text:style-name="P8"><text:tab/><text:tab/><text:span text:style-name="T2">·</text:span>语音消息：点击语音按钮输入。</text:p>
      <text:p text:style-name="P9"><text:tab/><text:tab/>·<text:span text:style-name="T11">表情消息：选择表情后输入。</text:span></text:p>
      <text:p text:style-name="P10"><text:soft-page-break/>{发送消息}</text:p>
      <text:p text:style-name="P11"><text:tab/><text:span text:style-name="T13">7</text:span>：观众点击发送按钮。</text:p>
      <text:p text:style-name="P11"><text:tab/><text:span text:style-name="T13">8</text:span><text:span text:style-name="T14">：系统接收输入消息，并且执行子流“验证消息内容”。</text:span></text:p>
      <text:p text:style-name="P11"><text:tab/><text:span text:style-name="T13">9</text:span><text:span text:style-name="T15">：系统执行子流“广播消息”。</text:span></text:p>
      <text:p text:style-name="P11"><text:tab/><text:span text:style-name="T7">1</text:span><text:span text:style-name="T13">0</text:span><text:span text:style-name="T7">：用例跳转至{等待事件}。</text:span></text:p>
      <text:p text:style-name="P11">{用例终止}</text:p>
      <text:p text:style-name="P11"><text:tab/><text:span text:style-name="T16">1</text:span><text:span text:style-name="T13">1</text:span><text:span text:style-name="T4">：当观众离开观影厅时，用例终止。</text:span></text:p>
      <text:h text:style-name="Heading_20_3" text:outline-level="3">5：备选流</text:h>
      <text:p text:style-name="P12">5.<text:span text:style-name="T17">1：消息的接收</text:span></text:p>
      <text:p text:style-name="P13">5.1.1：接收聊天室的消息</text:p>
      <text:p text:style-name="P13"><text:tab/>在{进入观影厅}后的任意过程中，当有观众发送消息，则：</text:p>
      <text:p text:style-name="P13"><text:tab/><text:span text:style-name="T18">1：系统将最新消息发送给当前观众。</text:span></text:p>
      <text:p text:style-name="P13"><text:tab/><text:span text:style-name="T18">2：系统将该消息展示到聊天室消息列表末尾。</text:span></text:p>
      <text:p text:style-name="P13"><text:tab/><text:span text:style-name="T16">3：系统显示发送者身份信息、发送时间。</text:span></text:p>
      <text:p text:style-name="P13"><text:tab/><text:span text:style-name="T16">4</text:span><text:span text:style-name="T19">：用例返回原执行点。</text:span></text:p>
      <text:p text:style-name="P14">5.1.2：接收弹幕的消息</text:p>
      <text:p text:style-name="P15"><text:tab/><text:span text:style-name="T17">在{进入观影厅}后的任意过程中，当有观众发送消息，则：</text:span></text:p>
      <text:p text:style-name="P16"><text:span text:style-name="T20"><text:tab/>1</text:span><text:span text:style-name="T21">：系统检查当前观众的弹幕功能是否开启。</text:span></text:p>
      <text:p text:style-name="P17" loext:marker-style-name="T21"><text:span text:style-name="T21"><text:tab/><text:tab/>a：弹幕功能开启，系统将最新的消息展示到屏幕上。</text:span></text:p>
      <text:p text:style-name="P18"><text:tab/><text:tab/>b：弹幕功能关闭，则不展示消息到屏幕。</text:p>
      <text:p text:style-name="P18"><text:tab/><text:span text:style-name="T19">2：用例返回原执行点。</text:span></text:p>
      <text:p text:style-name="P19">5.<text:span text:style-name="T17">2</text:span>：消息内容的处理</text:p>
      <text:p text:style-name="P20">5.<text:span text:style-name="T17">2</text:span>.1 ：处理验证失败的消息</text:p>
      <text:p text:style-name="P20"><text:tab/>{发送消息}步骤<text:span text:style-name="T22">8</text:span>中的“验证消息内容”如果失败，则：</text:p>
      <text:p text:style-name="P20"><text:tab/><text:span text:style-name="T23">1：系统阻止消息发送，并且在输入框附近显示对应的错误提示。</text:span></text:p>
      <text:p text:style-name="P20"><text:tab/><text:span text:style-name="T23">2：用例重新回到基本流的{编辑消息}处。</text:span></text:p>
      <text:p text:style-name="P21">5.2.2：处理特殊类型的消息</text:p>
      <text:p text:style-name="P21"><text:tab/>{发送消息}步骤<text:span text:style-name="T22">8</text:span><text:span text:style-name="T24">中的</text:span>“接收输入消息”如果接收是非纯文本消息，则：</text:p>
      <text:p text:style-name="P21"><text:tab/>1：系统判断消息类型并匹配对应展示格式。</text:p>
      <text:p text:style-name="P21"><text:tab/><text:tab/>a：语音消息，聊天室中正常显示，弹幕展示带有时长数字的语音图标。</text:p>
      <text:p text:style-name="P21"><text:tab/><text:tab/>b：表情消息，聊天室中正常显示，弹幕展示合适尺寸的表情。</text:p>
      <text:p text:style-name="P21"><text:soft-page-break/><text:tab/><text:tab/>c：文字+表情复合消息，聊天室中正常显示，弹幕展示正常文字+合适尺寸的表情。</text:p>
      <text:p text:style-name="P21"><text:tab/><text:span text:style-name="T25">2：用例继续执行。</text:span></text:p>
      <text:p text:style-name="P22">5.3：弹幕功能的开关</text:p>
      <text:p text:style-name="P23">5.3.1：切换弹幕功能的状态</text:p>
      <text:p text:style-name="P23"><text:tab/>在用例执行过程中，观众只要点击观影厅中的弹幕功能开关按钮，则：</text:p>
      <text:p text:style-name="P23"><text:tab/><text:span text:style-name="T26">1：系统检测当前弹幕功能的开关状态。</text:span></text:p>
      <text:p text:style-name="P23"><text:tab/><text:span text:style-name="T26">2：系统切换弹幕功能的开关状态。</text:span></text:p>
      <text:h text:style-name="Heading_20_3" text:outline-level="3">6：子流</text:h>
      <text:p text:style-name="P24">6.1：验证消息内容</text:p>
      <text:p text:style-name="P24"><text:tab/><text:span text:style-name="T11">1：系统检查消息长度是否超限（文字 &lt;</text:span><text:span text:style-name="T27">= 200字，语音 &lt;= 60s）。</text:span></text:p>
      <text:p text:style-name="P25"><text:tab/>2：系统检查消息格式兼容性（表情文件大小）。</text:p>
      <text:p text:style-name="P25"><text:tab/>3：系统返回验证结果。</text:p>
      <text:p text:style-name="P26">6.2：广播消息</text:p>
      <text:p text:style-name="P26"><text:tab/><text:span text:style-name="T11">1：系统获取当前观影厅聊天室中的观众列表。</text:span></text:p>
      <text:p text:style-name="P27"><text:tab/>2：系统将消息发送给所有观众。</text:p>
      <text:p text:style-name="P27"><text:tab/>3：系统跟踪消息的发送状态。</text:p>
      <text:p text:style-name="P27"><text:tab/><text:tab/>a：发送失败：进行有限次数的重新发送。</text:p>
      <text:p text:style-name="P27"><text:tab/><text:tab/>b：发送成功：用例继续执行。</text:p>
      <text:h text:style-name="Heading_20_3" text:outline-level="3">7：后置条件</text:h>
      <text:p text:style-name="Text_20_body"><text:tab/><text:span text:style-name="T9">·</text:span><text:span text:style-name="T10">系统存储观影厅内的聊天记录。</text:span></text:p>
      <text:h text:style-name="Heading_20_3" text:outline-level="3">8：公共扩展点</text:h>
      <text:p text:style-name="Text_20_body"><text:tab/>无</text:p>
      <text:h text:style-name="Heading_20_3" text:outline-level="3">9：特殊需求</text:h>
      <text:p text:style-name="P12">实时性</text:p>
      <text:p text:style-name="P12"><text:tab/><text:span text:style-name="T11">消息在聊天室、弹幕中的显示与消息发送的延迟不应该超过</text:span><text:span text:style-name="T28">500ms。</text:span></text:p>
      <text:p text:style-name="P12">一致性</text:p>
      <text:p text:style-name="P12"><text:tab/><text:span text:style-name="T11">消息在聊天室、弹幕中的显示应与发送的消息一致</text:span><text:span text:style-name="T28">（语音消息除外）。</text:span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华文黑体 - Kelvin" svg:font-family="'华文黑体 - Kelvin'" style:font-adornments="标准" style:font-pitch="variable"/>
    <style:font-face style:name="华文黑体 - Kelvin1" svg:font-family="'华文黑体 - Kelvin'" style:font-adornments="粗体" style:font-pitch="variable"/>
    <style:font-face style:name="方正仿宋_GBK" svg:font-family="方正仿宋_GBK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华文黑体 - Kelvin" style:font-family-asian="'华文黑体 - Kelvin'" style:font-style-name-asian="标准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-asian="方正仿宋_GBK1" style:font-family-asian="方正仿宋_GBK" style:font-style-name-asian="标准" style:font-pitch-asian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华文黑体 - Kelvin1" fo:font-family="'华文黑体 - Kelvin'" style:font-style-name="粗体" style:font-pitch="variable" fo:font-size="28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eading_20_4" style:display-name="Heading 4" style:family="paragraph" style:parent-style-name="Heading_20_3" style:next-style-name="Text_20_body" style:default-outline-level="4" style:class="chapter" style:master-page-name="">
      <style:paragraph-properties fo:margin-top="0.212cm" fo:margin-bottom="0.212cm" style:contextual-spacing="false" style:page-number="auto">
        <style:tab-stops/>
      </style:paragraph-properties>
      <style:text-properties fo:font-size="13pt" fo:font-style="italic" fo:font-weight="bold" style:font-size-asian="10.5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1:02:54.807677016</meta:creation-date>
    <dc:date>2025-11-22T14:46:24.383790733</dc:date>
    <meta:editing-duration>PT2H9M41S</meta:editing-duration>
    <meta:editing-cycles>14</meta:editing-cycles>
    <meta:generator>LibreOffice/25.8.1.1$Linux_X86_64 LibreOffice_project/580$Build-1</meta:generator>
    <meta:print-date>2025-11-22T14:36:11.226261526</meta:print-date>
    <meta:printed-by>PDF 文件</meta:printed-by>
    <meta:document-statistic meta:table-count="0" meta:image-count="0" meta:object-count="0" meta:page-count="3" meta:paragraph-count="87" meta:word-count="1360" meta:character-count="1484" meta:non-whitespace-character-count="1404"/>
  </office:meta>
</office:document-meta>
</file>